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3cm" style:use-optimal-column-width="false"/>
    </style:style>
    <style:style style:name="co2" style:family="table-column">
      <style:table-column-properties style:column-width="2.531cm" style:use-optimal-column-width="false"/>
    </style:style>
    <style:style style:name="ro1" style:family="table-row">
      <style:table-row-properties style:row-height="0.877cm"/>
    </style:style>
    <style:style style:name="ro2" style:family="table-row">
      <style:table-row-properties style:row-height="0.878cm"/>
    </style:style>
    <style:style style:name="ce1" style:family="table-cell">
      <loext:graphic-properties draw:fill="none" draw:textarea-vertical-align="top" fo:padding-top="0.126cm" fo:padding-bottom="0.126cm" fo:padding-left="0.126cm" fo:padding-right="0.126cm"/>
      <style:paragraph-properties fo:border="0.37pt solid #b7b7b7"/>
    </style:style>
    <style:style style:name="ce2" style:family="table-cell">
      <loext:graphic-properties draw:fill="none" draw:textarea-vertical-align="top" fo:padding-top="0.126cm" fo:padding-bottom="0.126cm" fo:padding-left="0.126cm" fo:padding-right="0.126cm"/>
      <style:paragraph-properties fo:border-left="0.37pt solid #b7b7b7" fo:border-right="0.37pt solid #b7b7b7" fo:border-top="0.37pt solid #ffffff" fo:border-bottom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0.798cm" presentation:class="title" presentation:user-transformed="true">
          <draw:text-box>
            <text:p text:style-name="P1"><text:span text:style-name="T1">TeenyAT Robot Architecture</text:span></text:p>
          </draw:text-box>
        </draw:frame>
        <draw:frame draw:name="Google Shape;55;p13" presentation:style-name="pr2" draw:text-style-name="P3" draw:layer="layout" svg:width="23.667cm" svg:height="2.201cm" svg:x="0.866cm" svg:y="6.603cm" presentation:class="subtitle" presentation:user-transformed="true">
          <draw:text-box>
            <text:p text:style-name="P1"><text:span text:style-name="T2">/ˈtē∙nē∙ət/</text:span></text:p>
            <text:p text:style-name="P1"><text:span text:style-name="T3"/></text:p>
            <text:p text:style-name="P1"><text:span text:style-name="T3">An Architecture to Virtualiz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Architectural Element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re Architectural Element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16 bit words (each memory address points to a 16 bit value)</text:span></text:p>
              </text:list-item>
              <text:list-item>
                <text:p text:style-name="P7"><text:span text:style-name="T5">32K words of RAM from 0x0000 through 0x7FFF</text:span></text:p>
              </text:list-item>
              <text:list-item>
                <text:p text:style-name="P7"><text:span text:style-name="T5">Address 0x8000-0xFFFF: available for hardware access</text:span></text:p>
              </text:list-item>
              <text:list-item>
                <text:p text:style-name="P7"><text:span text:style-name="T5">8 registers available to all register-use instruction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pc (or r0) is the program counter, contains address of next instruction, initially 0x0000</text:span></text:p>
                  </text:list-item>
                  <text:list-item>
                    <text:p text:style-name="P7"><text:span text:style-name="T6">r1 through r6 are general purpose registers</text:span></text:p>
                  </text:list-item>
                  <text:list-item>
                    <text:p text:style-name="P7"><text:span text:style-name="T6">sp (or r7) is the stack pointer, contains address below top element, initially 0x8000 (empty)</text:span></text:p>
                  </text:list-item>
                </text:list>
              </text:list-item>
              <text:list-item>
                <text:p text:style-name="P7"><text:span text:style-name="T5">Instructions encoded in either one or two 16 bit words</text:span></text:p>
                <text:list>
                  <text:list-item>
                    <text:p text:style-name="P7"><text:span text:style-name="T6">Fetch must set PC = PC + 1 + the "teeny" bit <text:s/>to account for thi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6">if teeny == 0, it's 16 bits (essentially assumes 2nd word is 0x0000)</text:span></text:p>
                      </text:list-item>
                      <text:list-item>
                        <text:p text:style-name="P7"><text:span text:style-name="T6">if teeny == 1, it's 32 bits and requires an additional cyc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acb3877b4d_0_9:notes" draw:style-name="gr1" draw:layer="layout" svg:width="16.932cm" svg:height="9.524cm" svg:x="1.059cm" svg:y="1.905cm" draw:page-number="2" presentation:class="page"/>
          <draw:frame draw:name="Google Shape;58;gacb3877b4d_0_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 Set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nstruction Set</text:span></text:p>
          </draw:text-box>
        </draw:frame>
        <draw:frame draw:name="Google Shape;67;p15" presentation:style-name="pr5" draw:text-style-name="P8" draw:layer="layout" svg:width="4.734cm" svg:height="9.489cm" svg:x="0.866cm" svg:y="3.201cm" presentation:class="outline" presentation:user-transformed="true">
          <draw:text-box>
            <text:p text:style-name="P9"><text:span text:style-name="T5">Arithmetic (dreg,sreg)</text:span></text:p>
            <text:list text:style-name="L5">
              <text:list-item>
                <text:p text:style-name="P10"><text:span text:style-name="T7">add</text:span></text:p>
              </text:list-item>
              <text:list-item>
                <text:p text:style-name="P9"><text:span text:style-name="T7">sub</text:span></text:p>
              </text:list-item>
              <text:list-item>
                <text:p text:style-name="P9"><text:span text:style-name="T7">mult</text:span></text:p>
              </text:list-item>
              <text:list-item>
                <text:p text:style-name="P9"><text:span text:style-name="T7">div</text:span></text:p>
              </text:list-item>
              <text:list-item>
                <text:p text:style-name="P9"><text:span text:style-name="T7">mod</text:span></text:p>
              </text:list-item>
              <text:list-item>
                <text:p text:style-name="P9"><text:span text:style-name="T7">neg</text:span><text:span text:style-name="T5"> reg</text:span></text:p>
              </text:list-item>
              <text:list-item>
                <text:p text:style-name="P9"><text:span text:style-name="T7">*inc</text:span><text:span text:style-name="T5"> reg</text:span></text:p>
              </text:list-item>
              <text:list-item>
                <text:p text:style-name="P9"><text:span text:style-name="T7">*dec</text:span><text:span text:style-name="T5"> reg</text:span></text:p>
              </text:list-item>
            </text:list>
          </draw:text-box>
        </draw:frame>
        <draw:frame draw:name="Google Shape;68;p15" presentation:style-name="pr5" draw:text-style-name="P8" draw:layer="layout" svg:width="6.093cm" svg:height="9.489cm" svg:x="5.068cm" svg:y="3.201cm" presentation:class="outline" presentation:user-transformed="true">
          <draw:text-box>
            <text:p text:style-name="P9"><text:span text:style-name="T5">Logic (dreg,sreg)</text:span></text:p>
            <text:list text:style-name="L5">
              <text:list-item>
                <text:p text:style-name="P10"><text:span text:style-name="T7">and</text:span></text:p>
              </text:list-item>
              <text:list-item>
                <text:p text:style-name="P9"><text:span text:style-name="T7">or</text:span></text:p>
              </text:list-item>
              <text:list-item>
                <text:p text:style-name="P9"><text:span text:style-name="T7">xor</text:span></text:p>
              </text:list-item>
              <text:list-item>
                <text:p text:style-name="P9"><text:span text:style-name="T7">inv</text:span><text:span text:style-name="T5"> reg</text:span></text:p>
              </text:list-item>
              <text:list-item>
                <text:p text:style-name="P9"><text:span text:style-name="T7">shf</text:span><text:span text:style-name="T5"> dreg, imm</text:span></text:p>
              </text:list-item>
              <text:list-item>
                <text:p text:style-name="P9"><text:span text:style-name="T7">rot</text:span><text:span text:style-name="T5"> dreg, imm</text:span></text:p>
              </text:list-item>
              <text:list-item>
                <text:p text:style-name="P9"><text:span text:style-name="T7">bts</text:span><text:span text:style-name="T5"> dreg, imm</text:span></text:p>
              </text:list-item>
              <text:list-item>
                <text:p text:style-name="P9"><text:span text:style-name="T7">btc</text:span><text:span text:style-name="T5"> dreg, imm</text:span></text:p>
              </text:list-item>
              <text:list-item>
                <text:p text:style-name="P9"><text:span text:style-name="T7">btf</text:span><text:span text:style-name="T5"> dreg, imm</text:span></text:p>
              </text:list-item>
            </text:list>
          </draw:text-box>
        </draw:frame>
        <draw:frame draw:name="Google Shape;69;p15" presentation:style-name="pr5" draw:text-style-name="P8" draw:layer="layout" svg:width="6.596cm" svg:height="12.026cm" svg:x="10.95cm" svg:y="0.665cm" presentation:class="outline" presentation:user-transformed="true">
          <draw:text-box>
            <text:p text:style-name="P9"><text:span text:style-name="T5">Data</text:span></text:p>
            <text:list text:style-name="L5">
              <text:list-item>
                <text:p text:style-name="P10"><text:span text:style-name="T7">set</text:span><text:span text:style-name="T5"> dreg, imm</text:span></text:p>
              </text:list-item>
              <text:list-item>
                <text:p text:style-name="P9"><text:span text:style-name="T7">load</text:span><text:span text:style-name="T5"> dreg, addr</text:span></text:p>
              </text:list-item>
              <text:list-item>
                <text:p text:style-name="P9"><text:span text:style-name="T7">stor</text:span><text:span text:style-name="T5"> addr, sreg</text:span></text:p>
              </text:list-item>
              <text:list-item>
                <text:p text:style-name="P9"><text:span text:style-name="T7">push</text:span><text:span text:style-name="T5"> sreg</text:span></text:p>
              </text:list-item>
              <text:list-item>
                <text:p text:style-name="P9"><text:span text:style-name="T7">pop</text:span><text:span text:style-name="T5"> dreg</text:span></text:p>
              </text:list-item>
            </text:list>
          </draw:text-box>
        </draw:frame>
        <draw:frame draw:name="Google Shape;70;p15" presentation:style-name="pr5" draw:text-style-name="P8" draw:layer="layout" svg:width="7.63cm" svg:height="9.489cm" svg:x="17.297cm" svg:y="3.201cm" presentation:class="outline" presentation:user-transformed="true">
          <draw:text-box>
            <text:p text:style-name="P9"><text:span text:style-name="T5">Control</text:span></text:p>
            <text:list text:style-name="L5">
              <text:list-item>
                <text:p text:style-name="P10"><text:span text:style-name="T7">call</text:span><text:span text:style-name="T5"> addr</text:span></text:p>
              </text:list-item>
              <text:list-item>
                <text:p text:style-name="P9"><text:span text:style-name="T7">ret*</text:span></text:p>
              </text:list-item>
              <text:list-item>
                <text:p text:style-name="P9"><text:span text:style-name="T7">bra</text:span><text:span text:style-name="T5"> addr*</text:span></text:p>
              </text:list-item>
              <text:list-item>
                <text:p text:style-name="P9"><text:span text:style-name="T7">bl</text:span><text:span text:style-name="T5">,</text:span><text:span text:style-name="T7"> ble, be, bne, bge, bg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<text:s/></text:span><text:span text:style-name="T6">reg1, reg2, addr</text:span></text:p>
                  </text:list-item>
                </text:list>
              </text:list-item>
              <text:list-item>
                <text:p text:style-name="P9"><text:span text:style-name="T5">dbz</text:span></text:p>
                <text:list>
                  <text:list-item>
                    <text:p text:style-name="P9"><text:span text:style-name="T6">reg, addr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custom-shape draw:name="Google Shape;71;p15" draw:style-name="gr2" draw:text-style-name="P12" draw:layer="layout" svg:width="21.501cm" svg:height="1.377cm" svg:x="1.949cm" svg:y="12.909cm">
          <text:p text:style-name="P1"><text:span text:style-name="T8">* </text:span><text:span text:style-name="T9">Pseudoinstructions</text:span><text:span text:style-name="T8">: These instructions can be synthesized with a single different i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acb3877b4d_0_0:notes" draw:style-name="gr1" draw:layer="layout" svg:width="16.932cm" svg:height="9.524cm" svg:x="1.059cm" svg:y="1.905cm" draw:page-number="3" presentation:class="page"/>
          <draw:frame draw:name="Google Shape;64;gacb3877b4d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Instruction Details" draw:style-name="dp1" draw:master-page-name="TITLE_5f_AND_5f_BODY" presentation:presentation-page-layout-name="AL2T1">
        <draw:frame draw:name="Google Shape;7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Logic Instruction Details</text:span></text:p>
          </draw:text-box>
        </draw:frame>
        <draw:frame draw:name="Google Shape;77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and rA, rB</text:span><text:span text:style-name="T5"><text:tab/></text:span><text:span text:style-name="T5">bitwise ANDs contents of rA and rB, storing result in rA</text:span></text:p>
              </text:list-item>
              <text:list-item>
                <text:p text:style-name="P7"><text:span text:style-name="T5">or rA, rB</text:span><text:span text:style-name="T5"><text:tab/></text:span><text:span text:style-name="T5"><text:tab/></text:span><text:span text:style-name="T5">bitwise ORs contents of rA and rB, storing result in rA</text:span></text:p>
              </text:list-item>
              <text:list-item>
                <text:p text:style-name="P7"><text:span text:style-name="T5">xor rA, rB</text:span><text:span text:style-name="T5"><text:tab/></text:span><text:span text:style-name="T5">bitwise XORs contents of rA and rB, storing result in rA</text:span></text:p>
              </text:list-item>
              <text:list-item>
                <text:p text:style-name="P7"><text:span text:style-name="T5">inv rA</text:span><text:span text:style-name="T5"><text:tab/></text:span><text:span text:style-name="T5"><text:tab/></text:span><text:span text:style-name="T5">flip all bits of rA, storing result in rA</text:span></text:p>
              </text:list-item>
              <text:list-item>
                <text:p text:style-name="P7"><text:span text:style-name="T5">shl rA, imm</text:span><text:span text:style-name="T5"><text:tab/></text:span><text:span text:style-name="T5">bitwise left shift of rA by imm bits, storing result in rA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for imm &lt; 0 or imm &gt;= 16, rA will be 0x0000</text:span></text:p>
                  </text:list-item>
                </text:list>
              </text:list-item>
              <text:list-item>
                <text:p text:style-name="P7"><text:span text:style-name="T5">shr rA, imm</text:span><text:span text:style-name="T5"><text:tab/></text:span><text:span text:style-name="T5">bitwise right shift of rA by imm bits, storing result in rA</text:span></text:p>
                <text:list>
                  <text:list-item>
                    <text:p text:style-name="P7"><text:span text:style-name="T6">for imm &lt; 0 or imm &gt;= 16, rA will be 0x0000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name="Google Shape;73;gaca81b087a_0_0:notes" draw:style-name="gr1" draw:layer="layout" svg:width="16.932cm" svg:height="9.524cm" svg:x="1.059cm" svg:y="1.905cm" draw:page-number="4" presentation:class="page"/>
          <draw:frame draw:name="Google Shape;74;gaca81b087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ithmetic Instruction Details" draw:style-name="dp1" draw:master-page-name="TITLE_5f_AND_5f_BODY" presentation:presentation-page-layout-name="AL2T1">
        <draw:frame draw:name="Google Shape;8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rithmetic Instruction Details</text:span></text:p>
          </draw:text-box>
        </draw:frame>
        <draw:frame draw:name="Google Shape;83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add rA, rB</text:span><text:span text:style-name="T5"><text:tab/></text:span><text:span text:style-name="T5">adds contents of rA and rB, storing result in rA</text:span></text:p>
              </text:list-item>
              <text:list-item>
                <text:p text:style-name="P7"><text:span text:style-name="T5">sub rA, rB</text:span><text:span text:style-name="T5"><text:tab/></text:span><text:span text:style-name="T5">subtracts contents of rA and rB, storing result in rA</text:span></text:p>
              </text:list-item>
              <text:list-item>
                <text:p text:style-name="P7"><text:span text:style-name="T5">mult rA, rB</text:span><text:span text:style-name="T5"><text:tab/></text:span><text:span text:style-name="T5">multiplies contents of rA and rB, storing result in rA</text:span></text:p>
              </text:list-item>
              <text:list-item>
                <text:p text:style-name="P7"><text:span text:style-name="T5">div rA, rB</text:span><text:span text:style-name="T5"><text:tab/></text:span><text:span text:style-name="T5">divides contents of rA and rB, storing quotient in rA</text:span></text:p>
              </text:list-item>
              <text:list-item>
                <text:p text:style-name="P7"><text:span text:style-name="T5">mod rA, rB</text:span><text:span text:style-name="T5"><text:tab/></text:span><text:span text:style-name="T5">divides contents of rA and rB, storing remainder in rA</text:span></text:p>
              </text:list-item>
              <text:list-item>
                <text:p text:style-name="P7"><text:span text:style-name="T5">neg rA</text:span><text:span text:style-name="T5"><text:tab/></text:span><text:span text:style-name="T5"><text:tab/></text:span><text:span text:style-name="T5">negates contents of rA, storing remainder in rA</text:span></text:p>
              </text:list-item>
              <text:list-item>
                <text:p text:style-name="P7"><text:span text:style-name="T5">inc rA</text:span><text:span text:style-name="T5"><text:tab/></text:span><text:span text:style-name="T5"><text:tab/></text:span><text:span text:style-name="T5">increments contents of rA, storing remainder in rA</text:span></text:p>
              </text:list-item>
              <text:list-item>
                <text:p text:style-name="P7"><text:span text:style-name="T5">dec rA</text:span><text:span text:style-name="T5"><text:tab/></text:span><text:span text:style-name="T5"><text:tab/></text:span><text:span text:style-name="T5">decrements contents of rA, storing remainder in rA</text:span></text:p>
              </text:list-item>
            </text:list>
          </draw:text-box>
        </draw:frame>
        <presentation:notes draw:style-name="dp2">
          <draw:page-thumbnail draw:name="Google Shape;79;gaca81b087a_0_10:notes" draw:style-name="gr1" draw:layer="layout" svg:width="16.932cm" svg:height="9.524cm" svg:x="1.059cm" svg:y="1.905cm" draw:page-number="5" presentation:class="page"/>
          <draw:frame draw:name="Google Shape;80;gaca81b087a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Instruction Details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ata Instruction Details</text:span></text:p>
          </draw:text-box>
        </draw:frame>
        <draw:frame draw:name="Google Shape;89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set rA, imm</text:span><text:span text:style-name="T5"><text:tab/></text:span><text:span text:style-name="T5">sets contents of rA to imm</text:span></text:p>
              </text:list-item>
              <text:list-item>
                <text:p text:style-name="P7"><text:span text:style-name="T5">copy rA, rB</text:span><text:span text:style-name="T5"><text:tab/></text:span><text:span text:style-name="T5">sets contents of rA <text:s/>to the same as rB</text:span></text:p>
              </text:list-item>
              <text:list-item>
                <text:p text:style-name="P7"><text:span text:style-name="T5">load rA, addr</text:span><text:span text:style-name="T5"><text:tab/></text:span><text:span text:style-name="T5">sets contents rA to the contents of memory[addr]</text:span></text:p>
              </text:list-item>
              <text:list-item>
                <text:p text:style-name="P7"><text:span text:style-name="T5">stor addr, rA</text:span><text:span text:style-name="T5"><text:tab/></text:span><text:span text:style-name="T5">sets the contents of memory[addr] to rA</text:span></text:p>
              </text:list-item>
              <text:list-item>
                <text:p text:style-name="P7"><text:span text:style-name="T5">pload rA, rB</text:span><text:span text:style-name="T5"><text:tab/></text:span><text:span text:style-name="T5">sets contents rA to the contents of memory[rB]</text:span></text:p>
              </text:list-item>
              <text:list-item>
                <text:p text:style-name="P7"><text:span text:style-name="T5">pstor rA, rB</text:span><text:span text:style-name="T5"><text:tab/></text:span><text:span text:style-name="T5">sets the contents of memory[rA] to rB</text:span></text:p>
              </text:list-item>
              <text:list-item>
                <text:p text:style-name="P7"><text:span text:style-name="T5">push rA</text:span><text:span text:style-name="T5"><text:tab/></text:span><text:span text:style-name="T5"><text:tab/></text:span><text:span text:style-name="T5">sets contents of rA to top of stack and decrements SP</text:span></text:p>
              </text:list-item>
              <text:list-item>
                <text:p text:style-name="P7"><text:span text:style-name="T5">pop rA</text:span><text:span text:style-name="T5"><text:tab/></text:span><text:span text:style-name="T5"><text:tab/></text:span><text:span text:style-name="T5">sets contents of rA from the top of the stack and increments SP</text:span></text:p>
              </text:list-item>
            </text:list>
          </draw:text-box>
        </draw:frame>
        <presentation:notes draw:style-name="dp2">
          <draw:page-thumbnail draw:name="Google Shape;85;gacdc0308e1_1_0:notes" draw:style-name="gr1" draw:layer="layout" svg:width="16.932cm" svg:height="9.524cm" svg:x="1.059cm" svg:y="1.905cm" draw:page-number="6" presentation:class="page"/>
          <draw:frame draw:name="Google Shape;86;gacdc0308e1_1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Instruction Details" draw:style-name="dp1" draw:master-page-name="TITLE_5f_AND_5f_BODY" presentation:presentation-page-layout-name="AL2T1">
        <draw:frame draw:name="Google Shape;9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trol Instruction Details</text:span></text:p>
          </draw:text-box>
        </draw:frame>
        <draw:frame draw:name="Google Shape;95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call addr</text:span><text:span text:style-name="T5"><text:tab/></text:span><text:span text:style-name="T5"><text:tab/></text:span><text:span text:style-name="T5">pushes next PC to stack and jumps to code at memory[addr]</text:span></text:p>
              </text:list-item>
              <text:list-item>
                <text:p text:style-name="P7"><text:span text:style-name="T5">ret*</text:span><text:span text:style-name="T5"><text:tab/></text:span><text:span text:style-name="T5"><text:tab/></text:span><text:span text:style-name="T5"><text:tab/></text:span><text:span text:style-name="T5">pops PC from stack to return from prior call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same as "pop pc"</text:span></text:p>
                  </text:list-item>
                </text:list>
              </text:list-item>
              <text:list-item>
                <text:p text:style-name="P7"><text:span text:style-name="T5">jmp addr*</text:span><text:span text:style-name="T5"><text:tab/></text:span><text:span text:style-name="T5">sets PC to addr</text:span></text:p>
                <text:list>
                  <text:list-item>
                    <text:p text:style-name="P7"><text:span text:style-name="T6">same as either "set pc, addr" or "je r0, r0, addr"</text:span></text:p>
                  </text:list-item>
                </text:list>
              </text:list-item>
            </text:list>
            <text:p text:style-name="P13"><text:span text:style-name="T5"/></text:p>
          </draw:text-box>
        </draw:frame>
        <draw:custom-shape draw:name="Google Shape;96;p19" draw:style-name="gr2" draw:text-style-name="P12" draw:layer="layout" svg:width="21.501cm" svg:height="1.377cm" svg:x="1.949cm" svg:y="12.909cm">
          <text:p text:style-name="P1"><text:span text:style-name="T8">* </text:span><text:span text:style-name="T9">Pseudoinstructions</text:span><text:span text:style-name="T8">: These instructions can be synthesized with a single different i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acdc0308e1_1_5:notes" draw:style-name="gr1" draw:layer="layout" svg:width="16.932cm" svg:height="9.524cm" svg:x="1.059cm" svg:y="1.905cm" draw:page-number="7" presentation:class="page"/>
          <draw:frame draw:name="Google Shape;92;gacdc0308e1_1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Instruction Details (continued)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trol Instruction Details (continued)</text:span></text:p>
          </draw:text-box>
        </draw:frame>
        <draw:frame draw:name="Google Shape;102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jl rA, rB, addr</text:span><text:span text:style-name="T5"><text:tab/></text:span><text:span text:style-name="T5"><text:tab/></text:span><text:span text:style-name="T5">sets PC to addr if rA &lt; rB</text:span></text:p>
              </text:list-item>
              <text:list-item>
                <text:p text:style-name="P7"><text:span text:style-name="T5">jle rA, rB, addr</text:span><text:span text:style-name="T5"><text:tab/></text:span><text:span text:style-name="T5">sets PC to addr if rA &lt;= rB</text:span></text:p>
              </text:list-item>
              <text:list-item>
                <text:p text:style-name="P7"><text:span text:style-name="T5">je rA, rB, addr</text:span><text:span text:style-name="T5"><text:tab/></text:span><text:span text:style-name="T5">sets PC to addr if rA == rB</text:span></text:p>
              </text:list-item>
              <text:list-item>
                <text:p text:style-name="P7"><text:span text:style-name="T5">jne rA, rB, addr</text:span><text:span text:style-name="T5"><text:tab/></text:span><text:span text:style-name="T5">sets PC to addr if rA != rB</text:span></text:p>
              </text:list-item>
              <text:list-item>
                <text:p text:style-name="P7"><text:span text:style-name="T5">jge rA, rB, addr</text:span><text:span text:style-name="T5"><text:tab/></text:span><text:span text:style-name="T5">sets PC to addr if rA &gt;= rB</text:span></text:p>
              </text:list-item>
              <text:list-item>
                <text:p text:style-name="P7"><text:span text:style-name="T5">jg rA, rB, addr</text:span><text:span text:style-name="T5"><text:tab/></text:span><text:span text:style-name="T5">sets PC to addr if rA &gt; rB</text:span></text:p>
              </text:list-item>
            </text:list>
            <text:p text:style-name="P13"><text:span text:style-name="T5"/></text:p>
          </draw:text-box>
        </draw:frame>
        <presentation:notes draw:style-name="dp2">
          <draw:page-thumbnail draw:name="Google Shape;98;gacdc0308e1_1_11:notes" draw:style-name="gr1" draw:layer="layout" svg:width="16.932cm" svg:height="9.524cm" svg:x="1.059cm" svg:y="1.905cm" draw:page-number="8" presentation:class="page"/>
          <draw:frame draw:name="Google Shape;99;gacdc0308e1_1_1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 Encodings" draw:style-name="dp1" draw:master-page-name="TITLE_5f_AND_5f_BODY" presentation:presentation-page-layout-name="AL2T1">
        <draw:frame draw:name="Google Shape;107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nstruction Encodings</text:span></text:p>
          </draw:text-box>
        </draw:frame>
        <draw:custom-shape draw:name="Google Shape;108;p21" draw:style-name="gr3" draw:text-style-name="P12" draw:layer="layout" svg:width="1.131cm" svg:height="1.131cm" svg:x="6.066cm" svg:y="4.007cm">
          <text:p text:style-name="P1"><text:span text:style-name="T8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1" draw:style-name="gr3" draw:text-style-name="P12" draw:layer="layout" svg:width="1.131cm" svg:height="1.131cm" svg:x="7.198cm" svg:y="4.007cm">
          <text:p text:style-name="P1"><text:span text:style-name="T8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3" draw:text-style-name="P12" draw:layer="layout" svg:width="1.131cm" svg:height="1.131cm" svg:x="8.33cm" svg:y="4.007cm">
          <text:p text:style-name="P1"><text:span text:style-name="T8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3" draw:text-style-name="P12" draw:layer="layout" svg:width="1.131cm" svg:height="1.131cm" svg:x="9.462cm" svg:y="4.007cm">
          <text:p text:style-name="P1"><text:span text:style-name="T8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3" draw:text-style-name="P12" draw:layer="layout" svg:width="1.131cm" svg:height="1.131cm" svg:x="10.594cm" svg:y="4.007cm">
          <text:p text:style-name="P1"><text:span text:style-name="T8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3" draw:text-style-name="P12" draw:layer="layout" svg:width="1.131cm" svg:height="1.131cm" svg:x="11.726cm" svg:y="4.007cm">
          <text:p text:style-name="P1"><text:span text:style-name="T8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3" draw:text-style-name="P12" draw:layer="layout" svg:width="1.131cm" svg:height="1.131cm" svg:x="12.858cm" svg:y="4.007cm">
          <text:p text:style-name="P1"><text:span text:style-name="T8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3" draw:text-style-name="P12" draw:layer="layout" svg:width="1.131cm" svg:height="1.131cm" svg:x="13.99cm" svg:y="4.007cm">
          <text:p text:style-name="P1"><text:span text:style-name="T8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1" draw:style-name="gr3" draw:text-style-name="P12" draw:layer="layout" svg:width="1.131cm" svg:height="1.131cm" svg:x="15.122cm" svg:y="4.007cm">
          <text:p text:style-name="P1"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1" draw:style-name="gr3" draw:text-style-name="P12" draw:layer="layout" svg:width="1.131cm" svg:height="1.131cm" svg:x="16.254cm" svg:y="4.007cm">
          <text:p text:style-name="P1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1" draw:style-name="gr3" draw:text-style-name="P12" draw:layer="layout" svg:width="1.131cm" svg:height="1.131cm" svg:x="17.386cm" svg:y="4.007cm">
          <text:p text:style-name="P1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1" draw:style-name="gr3" draw:text-style-name="P12" draw:layer="layout" svg:width="1.131cm" svg:height="1.131cm" svg:x="18.518cm" svg:y="4.007cm">
          <text:p text:style-name="P1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3" draw:text-style-name="P12" draw:layer="layout" svg:width="1.131cm" svg:height="1.131cm" svg:x="19.65cm" svg:y="4.007cm">
          <text:p text:style-name="P1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1" draw:style-name="gr3" draw:text-style-name="P12" draw:layer="layout" svg:width="1.131cm" svg:height="1.131cm" svg:x="20.783cm" svg:y="4.007cm">
          <text:p text:style-name="P1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3" draw:text-style-name="P12" draw:layer="layout" svg:width="1.131cm" svg:height="1.131cm" svg:x="21.915cm" svg:y="4.007cm">
          <text:p text:style-name="P1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1" draw:style-name="gr3" draw:text-style-name="P12" draw:layer="layout" svg:width="1.131cm" svg:height="1.131cm" svg:x="23.047cm" svg:y="4.007cm">
          <text:p text:style-name="P1"><text:span text:style-name="T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1" draw:style-name="gr4" draw:text-style-name="P14" draw:layer="layout" svg:width="3.687cm" svg:height="0.651cm" svg:x="7.078cm" svg:y="4.265cm"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1" draw:style-name="gr4" draw:text-style-name="P14" draw:layer="layout" svg:width="1.452cm" svg:height="0.651cm" svg:x="12.713cm" svg:y="4.265cm"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4" draw:text-style-name="P14" draw:layer="layout" svg:width="1.452cm" svg:height="0.651cm" svg:x="16.094cm" svg:y="4.265cm"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1" draw:style-name="gr4" draw:text-style-name="P14" draw:layer="layout" svg:width="3.794cm" svg:height="0.651cm" svg:x="19.475cm" svg:y="4.265cm"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5" draw:text-style-name="P12" draw:layer="layout" svg:width="0.617cm" svg:height="5.659cm" draw:transform="rotate (1.5707963267949) translate (6.066cm 6.049cm)">
          <text:p text:style-name="P5"><text:span text:style-name="T8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129;p21" draw:style-name="gr5" draw:text-style-name="P12" draw:layer="layout" svg:width="0.617cm" svg:height="3.378cm" draw:transform="rotate (1.5707963267949) translate (11.726cm 6.049cm)">
          <text:p text:style-name="P5"><text:span text:style-name="T8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130;p21" draw:style-name="gr5" draw:text-style-name="P12" draw:layer="layout" svg:width="0.617cm" svg:height="3.378cm" draw:transform="rotate (1.5707963267949) translate (15.131cm 6.049cm)">
          <text:p text:style-name="P5"><text:span text:style-name="T8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131;p21" draw:style-name="gr5" draw:text-style-name="P12" draw:layer="layout" svg:width="0.617cm" svg:height="5.651cm" draw:transform="rotate (1.5707963267949) translate (18.51cm 6.049cm)">
          <text:p text:style-name="P5"><text:span text:style-name="T8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132;p21" draw:style-name="gr6" draw:text-style-name="P12" draw:layer="layout" svg:width="2.435cm" svg:height="1.152cm" svg:x="7.704cm" svg:y="6.22cm">
          <text:p text:style-name="P1"><text:span text:style-name="T8">Op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12" draw:layer="layout" svg:width="2.435cm" svg:height="1.152cm" svg:x="12.198cm" svg:y="6.22cm">
          <text:p text:style-name="P1"><text:span text:style-name="T8">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6" draw:text-style-name="P12" draw:layer="layout" svg:width="2.435cm" svg:height="1.152cm" svg:x="15.602cm" svg:y="6.22cm">
          <text:p text:style-name="P1"><text:span text:style-name="T8">r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1" draw:style-name="gr6" draw:text-style-name="P12" draw:layer="layout" svg:width="5.119cm" svg:height="1.152cm" svg:x="18.776cm" svg:y="6.22cm">
          <text:p text:style-name="P1"><text:span text:style-name="T10">unused/reser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1" draw:style-name="gr2" draw:text-style-name="P12" draw:layer="layout" svg:width="5.651cm" svg:height="1.152cm" svg:x="0.415cm" svg:y="4.014cm">
          <text:p text:style-name="P5"><text:span text:style-name="T9">1st instruction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1" draw:style-name="gr3" draw:text-style-name="P12" draw:layer="layout" svg:width="1.131cm" svg:height="1.131cm" svg:x="6.062cm" svg:y="8.676cm">
          <text:p text:style-name="P1"><text:span text:style-name="T8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1" draw:style-name="gr3" draw:text-style-name="P12" draw:layer="layout" svg:width="1.131cm" svg:height="1.131cm" svg:x="7.194cm" svg:y="8.676cm">
          <text:p text:style-name="P1"><text:span text:style-name="T8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3" draw:text-style-name="P12" draw:layer="layout" svg:width="1.131cm" svg:height="1.131cm" svg:x="8.326cm" svg:y="8.676cm">
          <text:p text:style-name="P1"><text:span text:style-name="T8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1" draw:style-name="gr3" draw:text-style-name="P12" draw:layer="layout" svg:width="1.131cm" svg:height="1.131cm" svg:x="9.458cm" svg:y="8.676cm">
          <text:p text:style-name="P1"><text:span text:style-name="T8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1" draw:style-name="gr3" draw:text-style-name="P12" draw:layer="layout" svg:width="1.131cm" svg:height="1.131cm" svg:x="10.59cm" svg:y="8.676cm">
          <text:p text:style-name="P1"><text:span text:style-name="T8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3" draw:text-style-name="P12" draw:layer="layout" svg:width="1.131cm" svg:height="1.131cm" svg:x="11.722cm" svg:y="8.676cm">
          <text:p text:style-name="P1"><text:span text:style-name="T8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1" draw:style-name="gr3" draw:text-style-name="P12" draw:layer="layout" svg:width="1.131cm" svg:height="1.131cm" svg:x="12.854cm" svg:y="8.676cm">
          <text:p text:style-name="P1"><text:span text:style-name="T8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1" draw:style-name="gr3" draw:text-style-name="P12" draw:layer="layout" svg:width="1.131cm" svg:height="1.131cm" svg:x="13.986cm" svg:y="8.676cm">
          <text:p text:style-name="P1"><text:span text:style-name="T8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1" draw:style-name="gr3" draw:text-style-name="P12" draw:layer="layout" svg:width="1.131cm" svg:height="1.131cm" svg:x="15.118cm" svg:y="8.676cm">
          <text:p text:style-name="P1"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1" draw:style-name="gr3" draw:text-style-name="P12" draw:layer="layout" svg:width="1.131cm" svg:height="1.131cm" svg:x="16.25cm" svg:y="8.676cm">
          <text:p text:style-name="P1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1" draw:style-name="gr3" draw:text-style-name="P12" draw:layer="layout" svg:width="1.131cm" svg:height="1.131cm" svg:x="17.382cm" svg:y="8.676cm">
          <text:p text:style-name="P1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1" draw:style-name="gr3" draw:text-style-name="P12" draw:layer="layout" svg:width="1.131cm" svg:height="1.131cm" svg:x="18.514cm" svg:y="8.676cm">
          <text:p text:style-name="P1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3" draw:text-style-name="P12" draw:layer="layout" svg:width="1.131cm" svg:height="1.131cm" svg:x="19.646cm" svg:y="8.676cm">
          <text:p text:style-name="P1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3" draw:text-style-name="P12" draw:layer="layout" svg:width="1.131cm" svg:height="1.131cm" svg:x="20.778cm" svg:y="8.676cm">
          <text:p text:style-name="P1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1" draw:style-name="gr3" draw:text-style-name="P12" draw:layer="layout" svg:width="1.131cm" svg:height="1.131cm" svg:x="21.91cm" svg:y="8.676cm">
          <text:p text:style-name="P1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3" draw:text-style-name="P12" draw:layer="layout" svg:width="1.131cm" svg:height="1.131cm" svg:x="23.042cm" svg:y="8.676cm">
          <text:p text:style-name="P1"><text:span text:style-name="T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1" draw:style-name="gr4" draw:text-style-name="P14" draw:layer="layout" svg:width="16.195cm" svg:height="0.651cm" svg:x="7.074cm" svg:y="8.933cm"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1" draw:style-name="gr5" draw:text-style-name="P12" draw:layer="layout" svg:width="0.617cm" svg:height="18.115cm" draw:transform="rotate (1.5707963267949) translate (6.062cm 10.717cm)">
          <text:p text:style-name="P5"><text:span text:style-name="T8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155;p21" draw:style-name="gr6" draw:text-style-name="P12" draw:layer="layout" svg:width="7.796cm" svg:height="1.922cm" svg:x="11.304cm" svg:y="10.889cm">
          <text:p text:style-name="P1"><text:span text:style-name="T8">imm (immediate)</text:span></text:p>
          <text:p text:style-name="P1"><text:span text:style-name="T8">or</text:span></text:p>
          <text:p text:style-name="P1"><text:span text:style-name="T8">addr (addr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1" draw:style-name="gr2" draw:text-style-name="P12" draw:layer="layout" svg:width="5.651cm" svg:height="1.152cm" svg:x="0.41cm" svg:y="8.683cm">
          <text:p text:style-name="P5"><text:span text:style-name="T9">2nd instruction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acdc0308e1_1_17:notes" draw:style-name="gr1" draw:layer="layout" svg:width="16.932cm" svg:height="9.524cm" svg:x="1.059cm" svg:y="1.905cm" draw:page-number="9" presentation:class="page"/>
          <draw:frame draw:name="Google Shape;105;gacdc0308e1_1_1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 Opcodes" draw:style-name="dp1" draw:master-page-name="TITLE_5f_AND_5f_BODY" presentation:presentation-page-layout-name="AL2T1">
        <draw:frame draw:name="Google Shape;161;p22" presentation:style-name="pr4" draw:text-style-name="P6" draw:layer="layout" svg:width="23.667cm" svg:height="1.59cm" svg:x="0.866cm" svg:y="0.178cm" presentation:class="title" presentation:user-transformed="true">
          <draw:text-box>
            <text:p text:style-name="P5"><text:span text:style-name="T4">Instruction Opcodes</text:span></text:p>
          </draw:text-box>
        </draw:frame>
        <draw:frame draw:name="Google Shape;162;p22" draw:style-name="standard" draw:layer="layout" svg:width="20.24cm" svg:height="9.647cm" svg:x="2.646cm" svg:y="2.1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1">Instr.</text:span></text:p>
              </table:table-cell>
              <table:table-cell>
                <text:p text:style-name="P5"><text:span text:style-name="T11">Opcode</text:span></text:p>
              </table:table-cell>
              <table:table-cell table:style-name="ce2"/>
              <table:table-cell>
                <text:p text:style-name="P5"><text:span text:style-name="T11">Instr.</text:span></text:p>
              </table:table-cell>
              <table:table-cell>
                <text:p text:style-name="P5"><text:span text:style-name="T11">Opcode</text:span></text:p>
              </table:table-cell>
              <table:table-cell table:style-name="ce2"/>
              <table:table-cell>
                <text:p text:style-name="P5"><text:span text:style-name="T11">Instr.</text:span></text:p>
              </table:table-cell>
              <table:table-cell>
                <text:p text:style-name="P5"><text:span text:style-name="T11">Opcod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set</text:span></text:p>
              </table:table-cell>
              <table:table-cell>
                <text:p text:style-name="P5"><text:span text:style-name="T12">0</text:span></text:p>
              </table:table-cell>
              <table:table-cell table:style-name="ce2"/>
              <table:table-cell>
                <text:p text:style-name="P5"><text:span text:style-name="T12">mult</text:span></text:p>
              </table:table-cell>
              <table:table-cell>
                <text:p text:style-name="P5"><text:span text:style-name="T12">10</text:span></text:p>
              </table:table-cell>
              <table:table-cell table:style-name="ce2"/>
              <table:table-cell>
                <text:p text:style-name="P5"><text:span text:style-name="T12">shl</text:span></text:p>
              </table:table-cell>
              <table:table-cell>
                <text:p text:style-name="P5"><text:span text:style-name="T12">20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copy</text:span></text:p>
              </table:table-cell>
              <table:table-cell>
                <text:p text:style-name="P5"><text:span text:style-name="T12">1</text:span></text:p>
              </table:table-cell>
              <table:table-cell table:style-name="ce2"/>
              <table:table-cell>
                <text:p text:style-name="P5"><text:span text:style-name="T12">div</text:span></text:p>
              </table:table-cell>
              <table:table-cell>
                <text:p text:style-name="P5"><text:span text:style-name="T12">11</text:span></text:p>
              </table:table-cell>
              <table:table-cell table:style-name="ce2"/>
              <table:table-cell>
                <text:p text:style-name="P5"><text:span text:style-name="T12">shr</text:span></text:p>
              </table:table-cell>
              <table:table-cell>
                <text:p text:style-name="P5"><text:span text:style-name="T12">21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load</text:span></text:p>
              </table:table-cell>
              <table:table-cell>
                <text:p text:style-name="P5"><text:span text:style-name="T12">2</text:span></text:p>
              </table:table-cell>
              <table:table-cell table:style-name="ce2"/>
              <table:table-cell>
                <text:p text:style-name="P5"><text:span text:style-name="T12">mod</text:span></text:p>
              </table:table-cell>
              <table:table-cell>
                <text:p text:style-name="P5"><text:span text:style-name="T12">12</text:span></text:p>
              </table:table-cell>
              <table:table-cell table:style-name="ce2"/>
              <table:table-cell>
                <text:p text:style-name="P5"><text:span text:style-name="T12">call</text:span></text:p>
              </table:table-cell>
              <table:table-cell>
                <text:p text:style-name="P5"><text:span text:style-name="T12">2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stor</text:span></text:p>
              </table:table-cell>
              <table:table-cell>
                <text:p text:style-name="P5"><text:span text:style-name="T12">3</text:span></text:p>
              </table:table-cell>
              <table:table-cell table:style-name="ce2"/>
              <table:table-cell>
                <text:p text:style-name="P5"><text:span text:style-name="T12">neg</text:span></text:p>
              </table:table-cell>
              <table:table-cell>
                <text:p text:style-name="P5"><text:span text:style-name="T12">13</text:span></text:p>
              </table:table-cell>
              <table:table-cell table:style-name="ce2"/>
              <table:table-cell>
                <text:p text:style-name="P5"><text:span text:style-name="T12">jl</text:span></text:p>
              </table:table-cell>
              <table:table-cell>
                <text:p text:style-name="P5"><text:span text:style-name="T12">2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pload</text:span></text:p>
              </table:table-cell>
              <table:table-cell>
                <text:p text:style-name="P5"><text:span text:style-name="T12">4</text:span></text:p>
              </table:table-cell>
              <table:table-cell table:style-name="ce2"/>
              <table:table-cell>
                <text:p text:style-name="P5"><text:span text:style-name="T12">inc</text:span></text:p>
              </table:table-cell>
              <table:table-cell>
                <text:p text:style-name="P5"><text:span text:style-name="T12">14</text:span></text:p>
              </table:table-cell>
              <table:table-cell table:style-name="ce2"/>
              <table:table-cell>
                <text:p text:style-name="P5"><text:span text:style-name="T12">jle</text:span></text:p>
              </table:table-cell>
              <table:table-cell>
                <text:p text:style-name="P5"><text:span text:style-name="T12">2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pstor</text:span></text:p>
              </table:table-cell>
              <table:table-cell>
                <text:p text:style-name="P5"><text:span text:style-name="T12">5</text:span></text:p>
              </table:table-cell>
              <table:table-cell table:style-name="ce2"/>
              <table:table-cell>
                <text:p text:style-name="P5"><text:span text:style-name="T12">dec</text:span></text:p>
              </table:table-cell>
              <table:table-cell>
                <text:p text:style-name="P5"><text:span text:style-name="T12">15</text:span></text:p>
              </table:table-cell>
              <table:table-cell table:style-name="ce2"/>
              <table:table-cell>
                <text:p text:style-name="P5"><text:span text:style-name="T12">je</text:span></text:p>
              </table:table-cell>
              <table:table-cell>
                <text:p text:style-name="P5"><text:span text:style-name="T12">25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push</text:span></text:p>
              </table:table-cell>
              <table:table-cell>
                <text:p text:style-name="P5"><text:span text:style-name="T12">6</text:span></text:p>
              </table:table-cell>
              <table:table-cell table:style-name="ce2"/>
              <table:table-cell>
                <text:p text:style-name="P5"><text:span text:style-name="T12">and</text:span></text:p>
              </table:table-cell>
              <table:table-cell>
                <text:p text:style-name="P5"><text:span text:style-name="T12">16</text:span></text:p>
              </table:table-cell>
              <table:table-cell table:style-name="ce2"/>
              <table:table-cell>
                <text:p text:style-name="P5"><text:span text:style-name="T12">jne</text:span></text:p>
              </table:table-cell>
              <table:table-cell>
                <text:p text:style-name="P5"><text:span text:style-name="T12">26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pop</text:span></text:p>
              </table:table-cell>
              <table:table-cell>
                <text:p text:style-name="P5"><text:span text:style-name="T12">7</text:span></text:p>
              </table:table-cell>
              <table:table-cell table:style-name="ce2"/>
              <table:table-cell>
                <text:p text:style-name="P5"><text:span text:style-name="T12">or</text:span></text:p>
              </table:table-cell>
              <table:table-cell>
                <text:p text:style-name="P5"><text:span text:style-name="T12">17</text:span></text:p>
              </table:table-cell>
              <table:table-cell table:style-name="ce2"/>
              <table:table-cell>
                <text:p text:style-name="P5"><text:span text:style-name="T12">jge</text:span></text:p>
              </table:table-cell>
              <table:table-cell>
                <text:p text:style-name="P5"><text:span text:style-name="T12">27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add</text:span></text:p>
              </table:table-cell>
              <table:table-cell>
                <text:p text:style-name="P5"><text:span text:style-name="T12">8</text:span></text:p>
              </table:table-cell>
              <table:table-cell table:style-name="ce2"/>
              <table:table-cell>
                <text:p text:style-name="P5"><text:span text:style-name="T12">xor</text:span></text:p>
              </table:table-cell>
              <table:table-cell>
                <text:p text:style-name="P5"><text:span text:style-name="T12">18</text:span></text:p>
              </table:table-cell>
              <table:table-cell table:style-name="ce2"/>
              <table:table-cell>
                <text:p text:style-name="P5"><text:span text:style-name="T12">jg</text:span></text:p>
              </table:table-cell>
              <table:table-cell>
                <text:p text:style-name="P5"><text:span text:style-name="T12">2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2">sub</text:span></text:p>
              </table:table-cell>
              <table:table-cell>
                <text:p text:style-name="P5"><text:span text:style-name="T12">9</text:span></text:p>
              </table:table-cell>
              <table:table-cell table:style-name="ce2"/>
              <table:table-cell>
                <text:p text:style-name="P5"><text:span text:style-name="T12">inv</text:span></text:p>
              </table:table-cell>
              <table:table-cell>
                <text:p text:style-name="P5"><text:span text:style-name="T12">19</text:span></text:p>
              </table:table-cell>
              <table:table-cell table:style-name="ce2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Google Shape;163;p22" draw:style-name="gr2" draw:text-style-name="P12" draw:layer="layout" svg:width="21.46cm" svg:height="1.928cm" svg:x="1.888cm" svg:y="12.187cm">
          <text:p text:style-name="P5"><text:span text:style-name="T13">Fun fact:</text:span><text:span text:style-name="T14"> <text:s/>If all words of memory are initialized to 0x0000, then if-ever a program should try to run code beyond that loaded into memory, the fetched instruction will be 0x0000_0000, which decodes into "set pc, 0x0000"... so the program will start over automatically since the first line of code is at 0x000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acdc0308e1_1_81:notes" draw:style-name="gr1" draw:layer="layout" svg:width="16.932cm" svg:height="9.524cm" svg:x="1.059cm" svg:y="1.905cm" draw:page-number="10" presentation:class="page"/>
          <draw:frame draw:name="Google Shape;159;gacdc0308e1_1_8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